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9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강남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9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9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9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9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9"/>
          <table:table-cell table:style-name="ce165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9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/>
          <table:table-cell table:style-name="ce175"/>
          <table:table-cell table:style-name="ce109" table:number-columns-repeated="2"/>
          <table:covered-table-cell table:style-name="ce109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9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9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9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9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9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9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9" office:value-type="string" calcext:value-type="string">
            <text:p>알페라츠(Alpheratz*)</text:p>
          </table:table-cell>
          <table:table-cell table:style-name="ce165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9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방호석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9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9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9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9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9" table:number-columns-repeated="2"/>
          <table:table-cell table:style-name="ce109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9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9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9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9"/>
          <table:table-cell table:style-name="ce109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9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9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9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9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9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65" table:number-columns-repeated="2"/>
          <table:table-cell table:style-name="ce109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9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9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9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9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9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9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9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9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9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9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9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양정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9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9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9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9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9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9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9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9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9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9" office:value-type="string" calcext:value-type="string">
            <text:p>Discord: 데크크래프트#4923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Dandylion</text:p>
          </table:table-cell>
          <table:table-cell table:style-name="ce109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9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9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9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9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9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9"/>
          <table:table-cell table:style-name="ce109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9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9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9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9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9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9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9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9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9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이정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9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9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65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9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65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9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9" table:number-columns-repeated="2"/>
          <table:table-cell table:style-name="ce109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9" office:value-type="string" calcext:value-type="string">
            <text:p>피모뎁</text:p>
          </table:table-cell>
          <table:table-cell table:style-name="ce165" table:number-columns-repeated="2"/>
          <table:table-cell table:style-name="ce165" office:value-type="string" calcext:value-type="string">
            <text:p>문수영</text:p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9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9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9" office:value-type="string" calcext:value-type="string">
            <text:p>프로그파티</text:p>
          </table:table-cell>
          <table:table-cell table:style-name="ce165" table:number-columns-repeated="2"/>
          <table:table-cell table:style-name="ce165" office:value-type="string" calcext:value-type="string">
            <text:p>노정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09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9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9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9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박정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9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9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9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9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9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9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9"/>
          <table:table-cell table:style-name="ce109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9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9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9" table:number-columns-repeated="2"/>
          <table:table-cell table:style-name="ce109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김종화</text:p>
          </table:table-cell>
          <table:table-cell table:style-name="ce109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Hardtalk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을 제작한 학생들이 있다. 정보문화학과 수업 팀 프로젝트로 시작해 세계 최대 게임 플랫폼 ‘스팀’ 출시까지 이르게 된, 다양한 재능으로 뭉친 ‘하드토크 스튜디오’ 팀을 만나보았다.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9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9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유영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9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백호종</text:p>
          </table:table-cell>
          <table:table-cell table:style-name="ce109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안녕하세요. 라이징윙스 레버리지실에서 프로젝트R팀에서 아트를 담당하고 있는 백호종입니다.</text:p>
            <text:p/>
            <text:p>라이징윙스 입사 전에 쭉 혼자 게임을 만들어왔고, ‘indev-studio’라는 1인 스튜디오를 설립했어요. 대표작은 2020년 스팀에 론칭한 게임 ‘DOTORI’로…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9" office:value-type="string" calcext:value-type="string">
            <text:p>인디고블루 게임 스튜디오</text:p>
          </table:table-cell>
          <table:table-cell table:style-name="ce165" table:number-columns-repeated="2"/>
          <table:table-cell table:style-name="ce165" office:value-type="string" calcext:value-type="string">
            <text:p>김혜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9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9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9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9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9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9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9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9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9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9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9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9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9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9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9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9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9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9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9" office:value-type="string" calcext:value-type="string">
            <text:p><text:a xlink:href="https://twitter.com/mojaeng" xlink:type="simple">https://twitter.com/mojaeng</text:a></text:p>
          </table:table-cell>
          <table:table-cell table:style-name="ce109"/>
          <table:table-cell table:style-name="ce109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9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9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9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9" office:value-type="string" calcext:value-type="string">
            <text:p><text:a xlink:href="https://twitter.com/LeeBbunsik" xlink:type="simple">https://twitter.com/LeeBbunsik</text:a></text:p>
          </table:table-cell>
          <table:table-cell table:style-name="ce109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9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9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9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inkTown</text:p>
          </table:table-cell>
          <table:table-cell table:style-name="ce109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9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9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9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9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9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9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9" office:value-type="string" calcext:value-type="string">
            <text:p>민트로켓</text:p>
          </table:table-cell>
          <table:table-cell table:style-name="ce165" table:number-columns-repeated="3"/>
          <table:table-cell table:style-name="ce109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9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9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9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9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9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9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9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9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9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9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9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9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9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9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9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9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9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9"/>
          <table:table-cell table:style-name="ce109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9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9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9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9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9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9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9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9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9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9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9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9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9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9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9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9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9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9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9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9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9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9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9" office:value-type="string" calcext:value-type="string">
            <text:p><text:a xlink:href="https://twitter.com/REDRAY_dev" xlink:type="simple">https://twitter.com/REDRAY_dev</text:a>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9"/>
          <table:table-cell table:style-name="ce165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9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9"/>
          <table:table-cell table:style-name="ce109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9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9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9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9"/>
          <table:table-cell table:style-name="ce109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9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12">
          <table:table-cell table:style-name="ce147" office:value-type="string" calcext:value-type="string">
            <text:p>SEROSO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9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9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9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9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9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parky Studio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9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9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9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9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9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9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9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9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9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9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9" office:value-type="string" calcext:value-type="string">
            <text:p>스튜디오에이치지</text:p>
          </table:table-cell>
          <table:table-cell table:style-name="ce165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9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9" office:value-type="string" calcext:value-type="string">
            <text:p><text:a xlink:href="https://twitter.com/Studio_Ly" xlink:type="simple">https://twitter.com/Studio_Ly</text:a>_</text:p>
          </table:table-cell>
          <table:table-cell table:style-name="ce109" office:value-type="string" calcext:value-type="string">
            <text:p><text:a xlink:href="https://twitter.com/lychoi2000" xlink:type="simple">https://twitter.com/lychoi2000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9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9"/>
          <table:table-cell table:style-name="ce109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9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9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9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9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9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9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9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9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9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9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9"/>
          <table:table-cell table:style-name="ce109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9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9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9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9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9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9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9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9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9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9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9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9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9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9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9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9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9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9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9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9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9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9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9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9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9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9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9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9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9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9" office:value-type="string" calcext:value-type="string">
            <text:p><text:a xlink:href="https://twitter.com/vonasoft7" xlink:type="simple">https://twitter.com/vonasoft7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9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9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9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9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9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9" office:value-type="string" calcext:value-type="string">
            <text:p>찢콘</text:p>
          </table:table-cell>
          <table:table-cell table:style-name="ce165" table:number-columns-repeated="2"/>
          <table:table-cell table:style-name="ce165" office:value-type="string" calcext:value-type="string">
            <text:p>윤성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9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/>
          <table:table-cell table:style-name="ce155"/>
          <table:table-cell table:style-name="ce166" table:number-columns-repeated="3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8" table:number-columns-repeated="3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09:20:26.6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09:22:30.353000000</dc:date>
    <meta:editing-duration>P2DT20H11M57S</meta:editing-duration>
    <meta:editing-cycles>1119</meta:editing-cycles>
    <meta:document-statistic meta:table-count="4" meta:cell-count="361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